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6e64c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ae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800080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000000" draw:textarea-vertical-align="middle" draw:auto-grow-height="false" fo:min-height="0cm" fo:min-width="0cm"/>
    </style:style>
    <style:style style:name="gr6" style:family="graphic" style:parent-style-name="standard">
      <style:graphic-properties svg:stroke-color="#000000" draw:fill="solid" draw:fill-color="#000000" draw:textarea-horizontal-align="center" draw:textarea-vertical-align="middle" draw:auto-grow-height="false" fo:min-height="0cm" fo:min-width="0cm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gr8" style:family="graphic" style:parent-style-name="standard">
      <style:graphic-properties svg:stroke-color="#000000" draw:fill="solid" draw:fill-color="#000000"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1" style:family="graphic" style:parent-style-name="standard">
      <style:graphic-properties svg:stroke-color="#ffffff" draw:fill="solid" draw:fill-color="#ccffff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0cm"/>
    </style:style>
    <style:style style:name="gr13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dash" draw:stroke-dash="_32__20_Dots_20_1_20_Dash" svg:stroke-width="0cm" svg:stroke-color="#000000" draw:marker-start-width="0.2cm" draw:marker-end-width="0.2cm" draw:fill="none" draw:textarea-vertical-align="middle" fo:padding-top="0.125cm" fo:padding-bottom="0.125cm" fo:padding-left="0.25cm" fo:padding-right="0.25cm"/>
    </style:style>
    <style:style style:name="gr15" style:family="graphic" style:parent-style-name="standard">
      <style:graphic-properties draw:stroke="none" draw:stroke-dash="Ultrafine_20_Dashed" svg:stroke-width="0.3cm" svg:stroke-color="#000000" draw:marker-start-width="0.65cm" draw:marker-end-width="0.65cm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margin-left="0cm" fo:margin-right="0cm" fo:text-indent="0cm" style:writing-mode="lr-tb">
        <style:tab-stops/>
      </style:paragraph-properties>
    </style:style>
    <style:style style:name="P5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6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P7" style:family="paragraph">
      <style:paragraph-properties fo:text-align="center"/>
      <style:text-properties fo:color="#000000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00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7.7cm" svg:height="3.5cm" svg:x="1.25cm" svg:y="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7.7cm" svg:height="4.1cm" svg:x="1.25cm" svg:y="2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7.7cm" svg:height="12.5cm" svg:x="1.25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3.2cm" svg:height="2.947cm" svg:x="3.5cm" svg:y="11.3cm">
          <text:p text:style-name="P1"><text:span text:style-name="T1">Interface da Aplicação Web</text:span></text:p>
          <text:p text:style-name="P1"/>
          <text:p text:style-name="P1"><text:span text:style-name="T1">View</text:span></text:p>
          <draw:enhanced-geometry svg:viewBox="0 0 21600 21600" draw:extrusion="true" draw:extrusion-depth="1cm 0" draw:type="rectangle" draw:enhanced-path="M 0 0 L 21600 0 21600 21600 0 21600 0 0 Z N"/>
        </draw:custom-shape>
        <draw:custom-shape draw:style-name="gr4" draw:text-style-name="P1" draw:layer="layout" svg:width="13.2cm" svg:height="2.947cm" svg:x="3.5cm" svg:y="17.953cm">
          <text:p text:style-name="P1"><text:span text:style-name="T1">Camada de Persistência</text:span></text:p>
          <text:p text:style-name="P1"/>
          <text:p text:style-name="P1"><text:span text:style-name="T1">Model</text:span></text:p>
          <draw:enhanced-geometry svg:viewBox="0 0 21600 21600" draw:extrusion="true" draw:extrusion-depth="1cm 0" draw:type="rectangle" draw:enhanced-path="M 0 0 L 21600 0 21600 21600 0 21600 0 0 Z N"/>
        </draw:custom-shape>
        <draw:custom-shape draw:style-name="gr4" draw:text-style-name="P1" draw:layer="layout" svg:width="13.2cm" svg:height="2.947cm" svg:x="3.5cm" svg:y="14.653cm">
          <text:p text:style-name="P1"><text:span text:style-name="T1">Camada de Negócios</text:span></text:p>
          <text:p text:style-name="P1"/>
          <text:p text:style-name="P1"><text:span text:style-name="T1">Control</text:span></text:p>
          <draw:enhanced-geometry svg:viewBox="0 0 21600 21600" draw:extrusion="true" draw:extrusion-depth="1cm 0" draw:type="rectangle" draw:enhanced-path="M 0 0 L 21600 0 21600 21600 0 21600 0 0 Z N"/>
        </draw:custom-shape>
        <draw:custom-shape draw:style-name="gr5" draw:text-style-name="P1" draw:layer="layout" svg:width="3.1cm" svg:height="4cm" svg:x="2.2cm" svg:y="12.5cm">
          <text:p/>
          <draw:enhanced-geometry svg:viewBox="0 0 21600 21600" draw:mirror-horizontal="true" draw:mirror-vertical="true" draw:text-areas="0 0 21600 21600" draw:type="circular-arrow" draw:modifiers="-91.0351695741446 90.9728572553292 6824.6942993554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path draw:style-name="gr6" draw:text-style-name="P1" draw:layer="layout" svg:width="3.1cm" svg:height="4.499cm" svg:x="14.9cm" svg:y="15.7cm" svg:viewBox="0 0 3101 4500" svg:d="m1529 3264 49-1 50-3 49-7 49-10 49-13 47-16 48-19 46-23 46-25 44-28 43-31 42-34 41-37 39-39 38-42 35-44 35-47 32-48 30-51 28-52 26-55 24-56 22-57 20-59 17-60 15-61 12-62 10-62 7-64 5-63 3-64v-64l-3-64-5-63-7-64-10-62-13-62-15-61-17-60-20-59-21-57-24-56-27-54-28-53-30-50-32-49-35-46-36-44-37-42-39-39-41-37-42-34-43-31-45-28-45-25-47-22-47-20-48-16-49-13-48-10-50-6-49-4h-50l-13-735h78l79 5 78 10 77 16 77 21 76 25 74 30 74 36 72 40 70 44 69 50 66 53 64 58 62 62 60 66 57 70 54 73 51 77 48 80 44 83 42 86 38 88 34 91 31 93 28 94 23 97 20 98 16 99 11 100 8 100 4 101 1 102-4 101-8 100-12 100-16 99-19 98-24 97-27 95-30 93-35 91-38 88-41 86-45 83-47 80-51 77-54 74-57 70-59 66-62 62-64 58-67 54-68 49-70 45-72 40-74 35-74 31-76 26-77 20-77 16-78 11-79 5-78 1v500l-661-883 684-853zm-1529-3264zm3101 4001z">
          <text:p/>
        </draw:path>
        <draw:custom-shape draw:style-name="gr5" draw:text-style-name="P1" draw:layer="layout" svg:width="3.1cm" svg:height="4cm" svg:x="14.9cm" svg:y="15.7cm">
          <text:p/>
          <draw:enhanced-geometry svg:viewBox="0 0 21600 21600" draw:mirror-horizontal="false" draw:mirror-vertical="true" draw:text-areas="0 0 21600 21600" draw:type="circular-arrow" draw:modifiers="-91.0351695741446 90.9728572553292 6824.6942993554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7" draw:text-style-name="P3" draw:layer="layout" svg:width="5.476cm" svg:height="0.962cm" svg:x="10.7cm" svg:y="22.3cm">
          <draw:text-box>
            <text:p><text:span text:style-name="T1">Transações SQL</text:span></text:p>
          </draw:text-box>
        </draw:frame>
        <draw:path draw:style-name="gr8" draw:text-style-name="P1" draw:layer="layout" svg:width="10.1cm" svg:height="2.701cm" svg:x="5.05cm" svg:y="6.099cm" svg:viewBox="0 0 10101 2702" svg:d="m325 1v2025h-325l650 676 651-676h-326v-2025zm-325 0zm1301 2701zm7824-1v-2025h-325l650-676 651 676h-326v2025zm-325 0zm1301-2701z">
          <text:p/>
        </draw:path>
        <draw:frame draw:style-name="gr9" draw:layer="layout" svg:width="5.468cm" svg:height="0.962cm" svg:x="6.132cm" svg:y="6.338cm">
          <draw:text-box>
            <text:p>Requisição HTTP</text:p>
          </draw:text-box>
        </draw:frame>
        <draw:frame draw:style-name="gr9" draw:layer="layout" svg:width="5.015cm" svg:height="0.962cm" svg:x="9.3cm" svg:y="8.038cm">
          <draw:text-box>
            <text:p>Resposta HTTP</text:p>
          </draw:text-box>
        </draw:frame>
        <draw:custom-shape draw:style-name="gr10" draw:text-style-name="P5" draw:layer="layout" svg:width="13.65cm" svg:height="1.5cm" svg:x="3.275cm" svg:y="9.4cm">
          <text:p text:style-name="P4">Servidor de Aplicação WEB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0" draw:text-style-name="P6" draw:layer="layout" svg:width="5.1cm" svg:height="1cm" svg:x="7.55cm" svg:y="2.7cm">
          <text:p text:style-name="P4"><text:span text:style-name="T2">Cliente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4" draw:text-style-name="P1" draw:layer="layout" svg:width="13.2cm" svg:height="1.2cm" svg:x="3.5cm" svg:y="4.3cm">
          <text:p text:style-name="P1"><text:span text:style-name="T1">Navegador - Browser</text:span></text:p>
          <draw:enhanced-geometry svg:viewBox="0 0 21600 21600" draw:extrusion="true" draw:extrusion-depth="1cm 0" draw:type="rectangle" draw:enhanced-path="M 0 0 L 21600 0 21600 21600 0 21600 0 0 Z N"/>
        </draw:custom-shape>
        <draw:custom-shape draw:style-name="gr11" draw:text-style-name="P1" draw:layer="layout" svg:width="7.4cm" svg:height="2.561cm" svg:x="6.4cm" svg:y="22.9cm">
          <text:p/>
          <draw:enhanced-geometry svg:viewBox="0 0 21600 21600" draw:extrusion="true" draw:extrusion-rotation-angle="95 0" draw:extrusion-depth="1cm 0" draw:extrusion-viewpoint="(0cm -3.472cm 25cm)" draw:extrusion-origin="0 -0.5" draw:extrusion-skew="50 -9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7" draw:layer="layout" svg:width="5.476cm" svg:height="0.962cm" svg:x="7.262cm" svg:y="24.596cm">
          <draw:text-box>
            <text:p text:style-name="P1"><text:span text:style-name="T3">Banco de Dados</text:span></text:p>
          </draw:text-box>
        </draw:frame>
        <draw:custom-shape draw:style-name="gr13" draw:text-style-name="P1" draw:layer="layout" svg:width="2.1cm" svg:height="3.6cm" svg:x="9.05cm" svg:y="20.6cm">
          <text:p/>
          <draw:enhanced-geometry svg:viewBox="0 0 21600 21600" draw:text-areas="?f0 ?f8 ?f2 ?f9" draw:type="up-down-arrow" draw:modifiers="6209.61446930033 4052.2492502499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5" draw:layer="layout" svg:width="13.25cm" svg:height="1.2cm" svg:x="3.25cm" svg:y="25.9cm">
          <text:p text:style-name="P4">Servidor de Banco de dados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line draw:style-name="gr14" draw:text-style-name="P1" draw:layer="layout" svg:x1="1.4cm" svg:y1="7.6cm" svg:x2="18.7cm" svg:y2="7.6cm">
          <text:p/>
        </draw:line>
        <draw:frame draw:style-name="gr15" draw:layer="layout" svg:width="7.207cm" svg:height="1.262cm" draw:transform="rotate (1.5707963267949) translate (18.9cm 11.207cm)">
          <draw:text-box>
            <text:p>Limite Cliente-Servidor</text:p>
          </draw:text-box>
        </draw:frame>
        <draw:line draw:style-name="gr14" draw:text-style-name="P1" draw:layer="layout" svg:x1="1.8cm" svg:y1="22.293cm" svg:x2="19.1cm" svg:y2="22.293cm">
          <text:p/>
        </draw:line>
        <draw:frame draw:style-name="gr15" draw:layer="layout" svg:width="10.17cm" svg:height="1.262cm" draw:transform="rotate (1.5707963267949) translate (18.9cm 27.5cm)">
          <draw:text-box>
            <text:p>Limite Servidores BD e Aplicaçã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initial-creator>wendel </meta:initial-creator>
    <meta:creation-date>2013-04-09T12:45:02</meta:creation-date>
    <dc:date>2013-04-09T22:35:25</dc:date>
    <dc:creator>wendel </dc:creator>
    <meta:editing-duration>PT7M20S</meta:editing-duration>
    <meta:editing-cycles>2</meta:editing-cycles>
    <meta:generator>LibreOffice/3.6$Linux_x86 LibreOffice_project/360m1$Build-2</meta:generator>
    <meta:document-statistic meta:object-count="24"/>
  </office:meta>
</office:document-meta>
</file>